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pyright © 2010 András Varga and OpenSim Lt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25T17:05:35</meta:creation-date>
    <dc:date>2010-02-25T17:09:45</dc:date>
    <meta:editing-duration>PT00H04M02S</meta:editing-duration>
    <meta:editing-cycles>3</meta:editing-cycles>
    <meta:generator>OpenOffice.org/3.1$Linux OpenOffice.org_project/310m19$Build-9420</meta:generator>
    <meta:document-statistic meta:table-count="0" meta:image-count="0" meta:object-count="0" meta:page-count="1" meta:paragraph-count="1" meta:word-count="8" meta:character-count="46"/>
  </office:meta>
</office:document-meta>
</file>